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cc99" draw:fill-gradient-name="Gradient_20_1" draw:opacity-name="Transparency_20_12" draw:textarea-horizontal-align="left" draw:textarea-vertical-align="middle" fo:padding-left="0.3cm" fo:padding-right="0.3cm"/>
    </style:style>
    <style:style style:name="gr2" style:family="graphic" style:parent-style-name="standard">
      <style:graphic-properties fo:min-height="0.497cm" fo:min-width="3.351cm"/>
    </style:style>
    <style:style style:name="gr3" style:family="graphic" style:parent-style-name="standard">
      <style:graphic-properties draw:stroke="none" draw:fill="solid" draw:fill-color="#e9f5d7" draw:fill-gradient-name="Gradient_20_1" draw:opacity-name="Transparency_20_11" draw:textarea-horizontal-align="left" draw:textarea-vertical-align="middle" fo:padding-left="0.3cm" fo:padding-right="0.3cm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 style:list-style-name="L3">
      <style:graphic-properties draw:marker-end="Arrow" draw:textarea-horizontal-align="left" fo:padding-top="0cm" fo:padding-bottom="0cm" fo:padding-left="0cm" fo:padding-right="0cm"/>
    </style:style>
    <style:style style:name="gr6" style:family="graphic" style:parent-style-name="standard" style:list-style-name="L2">
      <style:graphic-properties draw:marker-end="Arrow" draw:textarea-horizontal-align="left" draw:textarea-vertical-align="top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 style:list-style-name="L3">
      <style:graphic-properties draw:marker-end="Arrow" draw:textarea-horizontal-align="left" fo:padding-top="0cm" fo:padding-bottom="0cm" fo:padding-left="0cm" fo:padding-right="0cm"/>
    </style:style>
    <style:style style:name="gr9" style:family="graphic" style:parent-style-name="standard" style:list-style-name="L2">
      <style:graphic-properties draw:marker-end="Line_20_Arrow" draw:textarea-horizontal-align="right" draw:textarea-vertical-align="bottom" fo:padding-top="0cm" fo:padding-bottom="0cm" fo:padding-left="0cm" fo:padding-right="0cm"/>
    </style:style>
    <style:style style:name="gr10" style:family="graphic" style:parent-style-name="standard" style:list-style-name="L2">
      <style:graphic-properties draw:marker-end="Arrow" draw:textarea-horizontal-align="left" draw:textarea-vertical-align="bottom" fo:padding-top="0cm" fo:padding-bottom="0cm" fo:padding-left="0cm" fo:padding-right="0cm"/>
    </style:style>
    <style:style style:name="gr11" style:family="graphic" style:parent-style-name="standard" style:list-style-name="L2">
      <style:graphic-properties draw:marker-end="Arrow" draw:textarea-horizontal-align="left" draw:textarea-vertical-align="bottom" fo:padding-top="0cm" fo:padding-bottom="0cm" fo:padding-left="0cm" fo:padding-right="0cm"/>
    </style:style>
    <style:style style:name="gr12" style:family="graphic" style:parent-style-name="standard">
      <style:graphic-properties draw:textarea-vertical-align="middle" draw:auto-grow-height="false" fo:min-height="0.749cm" fo:min-width="0.499cm"/>
    </style:style>
    <style:style style:name="gr13" style:family="graphic" style:parent-style-name="standard" style:list-style-name="L3">
      <style:graphic-properties draw:marker-end="Arrow" draw:textarea-horizontal-align="left" fo:padding-top="0cm" fo:padding-bottom="0cm" fo:padding-left="0cm" fo:padding-right="0cm"/>
    </style:style>
    <style:style style:name="gr14" style:family="graphic" style:parent-style-name="standard" style:list-style-name="L2">
      <style:graphic-properties draw:stroke="dash" draw:stroke-dash="Ultrafine_20_Dashed" draw:marker-end="Arrow" draw:textarea-horizontal-align="left" draw:textarea-vertical-align="bottom" fo:padding-top="0cm" fo:padding-bottom="0cm" fo:padding-left="0cm" fo:padding-right="0cm"/>
    </style:style>
    <style:style style:name="gr15" style:family="graphic" style:parent-style-name="standard" style:list-style-name="L4">
      <style:graphic-properties draw:stroke="dash" draw:stroke-dash="Ultrafine_20_Dashed" draw:marker-end="Arrow" draw:textarea-horizontal-align="right" draw:textarea-vertical-align="top" fo:padding-top="0cm" fo:padding-bottom="0cm" fo:padding-left="0cm" fo:padding-right="0cm"/>
    </style:style>
    <style:style style:name="gr16" style:family="graphic" style:parent-style-name="standard" style:list-style-name="L3">
      <style:graphic-properties draw:marker-end="Arrow" draw:textarea-horizontal-align="left" fo:padding-top="0cm" fo:padding-bottom="0cm" fo:padding-left="0cm" fo:padding-right="0cm"/>
    </style:style>
    <style:style style:name="gr17" style:family="graphic" style:parent-style-name="standard" style:list-style-name="L3">
      <style:graphic-properties draw:stroke="dash" draw:stroke-dash="Ultrafine_20_Dashed" draw:marker-end="Arrow" draw:textarea-horizontal-align="left" fo:padding-top="0cm" fo:padding-bottom="0cm" fo:padding-left="0cm" fo:padding-right="0cm"/>
    </style:style>
    <style:style style:name="gr18" style:family="graphic" style:parent-style-name="standard" style:list-style-name="L3">
      <style:graphic-properties draw:marker-end="Arrow" draw:textarea-horizontal-align="left" fo:padding-top="0cm" fo:padding-bottom="0cm" fo:padding-left="0cm" fo:padding-right="0cm"/>
    </style:style>
    <style:style style:name="gr19" style:family="graphic" style:parent-style-name="standard" style:list-style-name="L2">
      <style:graphic-properties draw:marker-end="Arrow" draw:textarea-horizontal-align="left" draw:textarea-vertical-align="bottom" fo:padding-top="0cm" fo:padding-bottom="0cm" fo:padding-left="0cm" fo:padding-right="0cm"/>
    </style:style>
    <style:style style:name="gr20" style:family="graphic" style:parent-style-name="standard" style:list-style-name="L2">
      <style:graphic-properties draw:marker-end="Line_20_Arrow" draw:textarea-horizontal-align="right" draw:textarea-vertical-align="botto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vertical-align="bottom" fo:min-height="0.65cm"/>
    </style:style>
    <style:style style:name="gr22" style:family="graphic" style:parent-style-name="standard">
      <style:graphic-properties fo:min-height="0.497cm" fo:min-width="0.581cm"/>
    </style:style>
    <style:style style:name="gr23" style:family="graphic" style:parent-style-name="standard" style:list-style-name="L2">
      <style:graphic-properties draw:marker-end="Arrow" draw:textarea-horizontal-align="left" draw:textarea-vertical-align="bottom" fo:padding-top="0cm" fo:padding-bottom="0cm" fo:padding-left="0cm" fo:padding-right="0cm"/>
    </style:style>
    <style:style style:name="gr24" style:family="graphic" style:parent-style-name="standard">
      <style:graphic-properties draw:stroke="dash" draw:stroke-dash="Ultrafine_20_Dashed"/>
    </style:style>
    <style:style style:name="gr25" style:family="graphic" style:parent-style-name="standard">
      <style:graphic-properties draw:stroke="none" draw:fill="solid" draw:fill-color="#e9f5d7" draw:fill-gradient-name="Gradient_20_1" draw:opacity-name="Transparency_20_13" draw:textarea-horizontal-align="left" draw:textarea-vertical-align="middle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tyle="italic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.3cm" fo:margin-right="0cm" fo:text-align="center" fo:text-indent="0cm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4pt" fo:font-weight="bold" style:font-size-asian="18pt" style:font-size-complex="18pt"/>
    </style:style>
    <style:style style:name="T1" style:family="text">
      <style:text-properties fo:font-style="italic" fo:font-weight="bold" style:font-size-asian="18pt" style:font-size-complex="18pt"/>
    </style:style>
    <style:style style:name="T2" style:family="text">
      <style:text-properties fo:font-size="14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19cm" svg:height="3.8cm" svg:x="1cm" svg:y="13.35cm">
          <text:p text:style-name="P1"><text:span text:style-name="T1">implementation</text:span></text:p>
        </draw:rect>
        <draw:custom-shape draw:style-name="gr2" draw:text-style-name="P3" draw:id="id6" draw:layer="layout" svg:width="4.151cm" svg:height="1.097cm" svg:x="14.599cm" svg:y="15.35cm">
          <draw:glue-point draw:id="4" svg:x="-2.228cm" svg:y="4.986cm" draw:escape-direction="down"/>
          <draw:glue-point draw:id="5" svg:x="1.989cm" svg:y="-4.995cm" draw:escape-direction="up"/>
          <draw:glue-point draw:id="6" svg:x="1.989cm" svg:y="4.995cm" draw:escape-direction="down"/>
          <draw:glue-point draw:id="7" svg:x="-2.225cm" svg:y="-4.995cm" draw:escape-direction="up"/>
          <text:p text:style-name="P3">queue callback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19cm" svg:height="4.8cm" svg:x="1cm" svg:y="1.6cm">
          <text:p text:style-name="P1"><text:span text:style-name="T1">user</text:span></text:p>
        </draw:rect>
        <draw:rect draw:style-name="gr1" draw:text-style-name="P2" draw:layer="layout" svg:width="19cm" svg:height="4.75cm" svg:x="1cm" svg:y="22.85cm">
          <text:p text:style-name="P1"><text:span text:style-name="T1">monitor</text:span></text:p>
        </draw:rect>
        <draw:rect draw:style-name="gr3" draw:text-style-name="P2" draw:layer="layout" svg:width="19cm" svg:height="5.7cm" svg:x="1cm" svg:y="17.15cm">
          <text:p text:style-name="P1"><text:span text:style-name="T1">queue</text:span></text:p>
        </draw:rect>
        <draw:rect draw:style-name="gr3" draw:text-style-name="P2" draw:layer="layout" svg:width="19cm" svg:height="6.95cm" svg:x="1cm" svg:y="6.4cm">
          <text:p text:style-name="P1"><text:span text:style-name="T1">asynchronous</text:span></text:p>
        </draw:rect>
        <draw:custom-shape draw:style-name="gr4" draw:text-style-name="P3" draw:id="id1" draw:layer="layout" svg:width="3.5cm" svg:height="3.5cm" svg:x="7.91cm" svg:y="23.35cm">
          <text:p text:style-name="P3">system socket</text:p>
          <text:p text:style-name="P3">monito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id="id11" draw:layer="layout" svg:width="3.5cm" svg:height="3.5cm" svg:x="7.298cm" svg:y="6.65cm">
          <text:p text:style-name="P3">callback</text:p>
          <text:p text:style-name="P3">launch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standard" draw:id="id2" draw:layer="layout" svg:width="4.32cm" svg:height="1.097cm" svg:x="6.998cm" svg:y="15.35cm">
          <text:p text:style-name="P3">monitor callback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line-skew="-1.3cm" svg:x1="7.91cm" svg:y1="25.099cm" svg:x2="6.998cm" svg:y2="15.898cm" draw:start-shape="id1" draw:start-glue-point="6" draw:end-shape="id2">
          <text:p text:style-name="P1"/>
        </draw:connector>
        <draw:custom-shape draw:style-name="gr2" draw:text-style-name="P3" draw:id="id3" draw:layer="layout" svg:width="4.151cm" svg:height="1.097cm" svg:x="7.083cm" svg:y="20.802cm">
          <text:p text:style-name="P3">writ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9.158cm" svg:y1="16.447cm" svg:x2="9.158cm" svg:y2="20.802cm" draw:start-shape="id2" draw:start-glue-point="2" draw:end-shape="id3" draw:end-glue-point="0">
          <text:p text:style-name="P4">1</text:p>
        </draw:connector>
        <draw:custom-shape draw:style-name="gr7" draw:text-style-name="P3" draw:id="id7" draw:layer="layout" svg:width="2.5cm" svg:height="2.5cm" svg:x="16.25cm" svg:y="20.1cm">
          <text:p text:style-name="P3">full 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11.234cm" svg:y1="12.096cm" svg:x2="14.599cm" svg:y2="12.101cm" draw:start-shape="id4" draw:start-glue-point="1" draw:end-shape="id5">
          <text:p text:style-name="P1"/>
        </draw:connector>
        <draw:connector draw:style-name="gr9" draw:text-style-name="P4" draw:layer="layout" draw:line-skew="-0.049cm 6.246cm" svg:x1="17.499cm" svg:y1="15.351cm" svg:x2="11.41cm" svg:y2="25.099cm" draw:start-shape="id6" draw:start-glue-point="5" draw:end-shape="id1" draw:end-glue-point="10">
          <text:p text:style-name="P4">disable</text:p>
          <text:p text:style-name="P4">monitoring</text:p>
        </draw:connector>
        <draw:connector draw:style-name="gr10" draw:text-style-name="P4" draw:layer="layout" svg:x1="17.499cm" svg:y1="20.1cm" svg:x2="17.499cm" svg:y2="16.445cm" draw:start-shape="id7" draw:start-glue-point="4" draw:end-shape="id6" draw:end-glue-point="6">
          <text:p text:style-name="P4">yes</text:p>
        </draw:connector>
        <draw:custom-shape draw:style-name="gr2" draw:text-style-name="P3" draw:id="id4" draw:layer="layout" svg:width="4.151cm" svg:height="1.097cm" svg:x="7.083cm" svg:y="11.548cm">
          <text:p text:style-name="P3">notify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9.158cm" svg:y1="15.35cm" svg:x2="9.158cm" svg:y2="12.645cm" draw:start-shape="id2" draw:start-glue-point="0" draw:end-shape="id4" draw:end-glue-point="2">
          <text:p text:style-name="P4">2</text:p>
        </draw:connector>
        <draw:custom-shape draw:style-name="gr12" draw:text-style-name="P5" draw:layer="layout" svg:width="0.428cm" svg:height="1.398cm" svg:x="9.072cm" svg:y="10.125cm">
          <text:p text:style-name="P1"/>
          <draw:enhanced-geometry svg:viewBox="0 0 640 861" draw:mirror-vertical="true" draw:mirror-horizontal="false" draw:text-areas="257 295 414 566" draw:type="non-primitive" draw:enhanced-path="M 640 233 L 221 293 506 12 367 0 29 406 431 347 145 645 99 520 0 861 326 765 209 711 640 233 640 233 Z N"/>
        </draw:custom-shape>
        <draw:custom-shape draw:style-name="gr2" draw:text-style-name="P3" draw:id="id5" draw:layer="layout" svg:width="4.151cm" svg:height="1.097cm" svg:x="14.599cm" svg:y="11.553cm">
          <text:p text:style-name="P3">signal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11.234cm" svg:y1="21.35cm" svg:x2="16.25cm" svg:y2="21.35cm" draw:start-shape="id3" draw:start-glue-point="1" draw:end-shape="id7">
          <text:p text:style-name="P1"/>
        </draw:connector>
        <draw:custom-shape draw:style-name="gr12" draw:text-style-name="P3" draw:id="id8" draw:layer="layout" svg:width="3.5cm" svg:height="3.5cm" svg:x="14.849cm" svg:y="2.1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id="id9" draw:layer="layout" svg:width="3cm" svg:height="1cm" svg:x="15.099cm" svg:y="8.9cm">
          <text:p text:style-name="P3">select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id="id13" draw:layer="layout" svg:width="3cm" svg:height="1cm" svg:x="10.748cm" svg:y="17.6cm">
          <text:p text:style-name="P3">read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5" draw:layer="layout" svg:width="0.399cm" svg:height="2.577cm" svg:x="10.741cm" svg:y="18.169cm">
          <text:p text:style-name="P1"/>
          <draw:enhanced-geometry svg:viewBox="0 0 640 861" draw:mirror-vertical="true" draw:mirror-horizontal="true" draw:text-areas="257 295 414 566" draw:type="non-primitive" draw:enhanced-path="M 640 233 L 221 293 506 12 367 0 29 406 431 347 145 645 99 520 0 861 326 765 209 711 640 233 640 233 Z N"/>
        </draw:custom-shape>
        <draw:custom-shape draw:style-name="gr12" draw:text-style-name="P5" draw:layer="layout" svg:width="0.5cm" svg:height="1.643cm" svg:x="16.5cm" svg:y="9.891cm">
          <text:p text:style-name="P1"/>
          <draw:enhanced-geometry svg:viewBox="0 0 640 861" draw:mirror-vertical="true" draw:text-areas="257 295 414 566" draw:type="non-primitive" draw:enhanced-path="M 640 233 L 221 293 506 12 367 0 29 406 431 347 145 645 99 520 0 861 326 765 209 711 640 233 640 233 Z N"/>
        </draw:custom-shape>
        <draw:connector draw:style-name="gr14" draw:text-style-name="P4" draw:layer="layout" svg:x1="16.598cm" svg:y1="5.65cm" svg:x2="16.599cm" svg:y2="8.9cm" draw:start-shape="id8" draw:start-glue-point="8" draw:end-shape="id9">
          <text:p text:style-name="P4">wait</text:p>
        </draw:connector>
        <draw:connector draw:style-name="gr15" draw:text-style-name="P4" draw:layer="layout" draw:line-skew="0.951cm" svg:x1="18.349cm" svg:y1="3.899cm" svg:x2="13.13cm" svg:y2="14.051cm" draw:start-shape="id8" draw:start-glue-point="10" draw:end-shape="id10" draw:end-glue-point="1">
          <text:p text:style-name="P1"/>
        </draw:connector>
        <draw:custom-shape draw:style-name="gr2" draw:text-style-name="P3" draw:id="id12" draw:layer="layout" svg:width="4.151cm" svg:height="1.097cm" svg:x="6.973cm" svg:y="3.4cm">
          <text:p text:style-name="P3">callback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9.047cm" svg:y1="6.65cm" svg:x2="9.048cm" svg:y2="4.497cm" draw:start-shape="id11" draw:start-glue-point="4" draw:end-shape="id12">
          <text:p text:style-name="P1"/>
        </draw:connector>
        <draw:connector draw:style-name="gr17" draw:text-style-name="P4" draw:layer="layout" svg:x1="11.124cm" svg:y1="3.948cm" svg:x2="12.248cm" svg:y2="13.503cm" draw:start-shape="id12" draw:start-glue-point="1" draw:end-shape="id10" draw:end-glue-point="0">
          <text:p text:style-name="P1"/>
        </draw:connector>
        <draw:custom-shape draw:style-name="gr7" draw:text-style-name="P3" draw:id="id14" draw:layer="layout" svg:width="2.5cm" svg:height="2.5cm" svg:x="14.5cm" svg:y="17.85cm">
          <text:p text:style-name="P3">not full 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4" draw:layer="layout" svg:x1="12.247cm" svg:y1="18.6cm" svg:x2="14.5cm" svg:y2="19.099cm" draw:start-shape="id13" draw:start-glue-point="5" draw:end-shape="id14" draw:end-glue-point="5">
          <text:p text:style-name="P1"/>
        </draw:connector>
        <draw:connector draw:style-name="gr19" draw:text-style-name="P4" draw:layer="layout" svg:x1="15.749cm" svg:y1="17.85cm" svg:x2="15.75cm" svg:y2="16.444cm" draw:start-shape="id14" draw:start-glue-point="4" draw:end-shape="id6" draw:end-glue-point="4">
          <text:p text:style-name="P4">yes</text:p>
        </draw:connector>
        <draw:connector draw:style-name="gr20" draw:text-style-name="P4" draw:layer="layout" draw:line-skew="-0.549cm 6.746cm" svg:x1="15.751cm" svg:y1="15.351cm" svg:x2="10.896cm" svg:y2="26.336cm" draw:start-shape="id6" draw:start-glue-point="7" draw:end-shape="id1" draw:end-glue-point="9">
          <text:p text:style-name="P4">enable</text:p>
          <text:p text:style-name="P4">monitoring</text:p>
        </draw:connector>
        <draw:frame draw:style-name="gr21" draw:text-style-name="P6" draw:layer="layout" svg:width="1.75cm" svg:height="1.25cm" svg:x="12.75cm" svg:y="3.15cm">
          <draw:text-box>
            <text:p text:style-name="P1"><text:span text:style-name="T2">OR</text:span></text:p>
          </draw:text-box>
        </draw:frame>
        <draw:custom-shape draw:style-name="gr22" draw:text-style-name="P3" draw:id="id10" draw:layer="layout" svg:width="1.763cm" svg:height="1.097cm" svg:x="11.367cm" svg:y="13.503cm">
          <text:p text:style-name="P3">read</text:p>
          <draw:enhanced-geometry svg:viewBox="0 0 21600 21600" draw:type="rectangle" draw:enhanced-path="M 0 0 L 21600 0 21600 21600 0 21600 0 0 Z N"/>
        </draw:custom-shape>
        <draw:connector draw:style-name="gr23" draw:text-style-name="P4" draw:layer="layout" svg:x1="12.248cm" svg:y1="14.6cm" svg:x2="12.247cm" svg:y2="17.6cm" draw:start-shape="id10" draw:start-glue-point="2" draw:end-shape="id13" draw:end-glue-point="7">
          <text:p text:style-name="P4">wait</text:p>
        </draw:connector>
        <draw:connector draw:style-name="gr24" draw:layer="layout" draw:line-skew="0.451cm -3.199cm -0.546cm" svg:x1="15.751cm" svg:y1="15.351cm" svg:x2="15.75cm" svg:y2="16.444cm" draw:start-shape="id6" draw:start-glue-point="7" draw:end-shape="id6" draw:end-glue-point="4">
          <text:p text:style-name="P1"/>
        </draw:connector>
        <draw:connector draw:style-name="gr24" draw:layer="layout" draw:line-skew="0.451cm -1.45cm -0.546cm" svg:x1="17.499cm" svg:y1="15.351cm" svg:x2="17.499cm" svg:y2="16.445cm" draw:start-shape="id6" draw:start-glue-point="5" draw:end-shape="id6" draw:end-glue-point="6">
          <text:p text:style-name="P1"/>
        </draw:connector>
        <draw:rect draw:style-name="gr25" draw:text-style-name="P2" draw:layer="layout" svg:width="19cm" svg:height="0.5cm" svg:x="1cm" svg:y="27.6cm">
          <text:p text:style-name="P1"><text:span text:style-name="T1">OS</text:span></text:p>
        </draw:rect>
        <draw:custom-shape draw:style-name="gr12" draw:text-style-name="P5" draw:layer="layout" svg:width="0.5cm" svg:height="1.25cm" svg:x="9.25cm" svg:y="26.85cm">
          <text:p text:style-name="P1"/>
          <draw:enhanced-geometry svg:viewBox="0 0 640 861" draw:mirror-vertical="true" draw:mirror-horizontal="true" draw:text-areas="257 295 414 566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11" draw:display-name="Transparency 11" draw:style="linear" draw:start="35%" draw:end="100%" draw:angle="0" draw:border="0%"/>
    <draw:opacity draw:name="Transparency_20_12" draw:display-name="Transparency 12" draw:style="linear" draw:start="20%" draw:end="60%" draw:angle="0" draw:border="0%"/>
    <draw:opacity draw:name="Transparency_20_13" draw:display-name="Transparency 13" draw:style="linear" draw:start="45%" draw:end="100%" draw:angle="0" draw:border="0%"/>
    <draw:opacity draw:name="Transparency_20_3" draw:display-name="Transparency 3" draw:style="linear" draw:start="50%" draw:end="100%" draw:angle="0" draw:border="0%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opacity-name="Transparency_20_3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cm" fo:padding-bottom="0.3cm" fo:padding-left="0.4cm" fo:padding-right="0.4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2cm" draw:start-line-spacing-vertical="0.2cm" draw:end-line-spacing-horizontal="0.2cm" draw:end-line-spacing-vertical="0.2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Bitstream Vera Sans'" style:font-style-name="Roman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cm" svg:stroke-color="#000000" draw:marker-start-width="0.3cm" draw:marker-start-center="true" draw:marker-end="Arrow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.6cm" fo:margin-bottom="1.6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Thomas Monjalon</meta:initial-creator>
    <meta:creation-date>2007-03-07T12:54:18</meta:creation-date>
    <dc:creator>Thomas Monjalon</dc:creator>
    <dc:date>2007-03-09T17:21:29</dc:date>
    <dc:language>en-US</dc:language>
    <meta:editing-cycles>17</meta:editing-cycles>
    <meta:editing-duration>PT6H41M36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